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>
      <style:paragraph-properties fo:margin-top="0in" fo:margin-bottom="0in" loext:contextual-spacing="false"/>
    </style:style>
    <style:style style:name="P5" style:family="paragraph" style:parent-style-name="Text_20_body" style:list-style-name="L2">
      <style:paragraph-properties fo:margin-top="0in" fo:margin-bottom="0in" loext:contextual-spacing="false"/>
    </style:style>
    <style:style style:name="P6" style:family="paragraph" style:parent-style-name="Text_20_body" style:list-style-name="L3">
      <style:paragraph-properties fo:margin-top="0in" fo:margin-bottom="0in" loext:contextual-spacing="false"/>
    </style:style>
    <style:style style:name="P7" style:family="paragraph" style:parent-style-name="Text_20_body">
      <style:paragraph-properties fo:margin-top="0in" fo:margin-bottom="0in" loext:contextual-spacing="false" style:writing-mode="lr-tb"/>
    </style:style>
    <style:style style:name="T1" style:family="text">
      <style:text-properties officeooo:rsid="0011d37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2" text:outline-level="2">What is Data Science?</text:h>
      <text:p text:style-name="P4">TOTAL POINTS 3</text:p>
      <text:section text:style-name="Sect1" text:name="AGiGKNfBEeikKg5xqh4SyA-legend">
        <text:p text:style-name="P4">1. Question 1</text:p>
        <text:p text:style-name="Text_20_body">Which of the following is an example of structured data? </text:p>
        <text:p text:style-name="P7">1 / 1 point</text:p>
      </text:section>
      <text:p text:style-name="Text_20_body"><text:span text:style-name="T1">&gt;</text:span>A database of individual's addresses, phone numbers, and post codes </text:p>
      <text:p text:style-name="Text_20_body">YouTube video transcript </text:p>
      <text:p text:style-name="Text_20_body">Satellite imagery of weather patterns </text:p>
      <text:p text:style-name="P4">Correct</text:p>
      <text:section text:style-name="Sect1" text:name="EpzxxtiHEeipjQ701_vVCA-legend">
        <text:p text:style-name="P4">2. Question 2</text:p>
        <text:p text:style-name="Text_20_body">Which is <text:span text:style-name="Strong_20_Emphasis">NOT</text:span> one of the three V's of Big Data? </text:p>
        <text:p text:style-name="P7">0 / 1 point</text:p>
      </text:section>
      <text:p text:style-name="Text_20_body">vexing, visible, vast</text:p>
      <text:p text:style-name="Text_20_body"><text:span text:style-name="T1">&gt;</text:span>variety, velocity, vexing</text:p>
      <text:p text:style-name="Text_20_body">velocity, variety, volume</text:p>
      <text:p text:style-name="P4">Incorrect</text:p>
      <text:section text:style-name="Sect1" text:name="BJRN3NiIEeiIsAoUZbDgSA-legend">
        <text:p text:style-name="P4">3. Question 3</text:p>
        <text:p text:style-name="Text_20_body">Which of these is <text:span text:style-name="Strong_20_Emphasis">NOT</text:span> one of the main skills embodied by data scientists? </text:p>
        <text:p text:style-name="P7">1 / 1 point</text:p>
      </text:section>
      <text:p text:style-name="Text_20_body"><text:span text:style-name="T1">&gt;</text:span>Machine learning </text:p>
      <text:p text:style-name="Text_20_body">Hacking skills </text:p>
      <text:p text:style-name="Text_20_body">Math and stats </text:p>
      <text:p text:style-name="P4">Correct</text:p>
      <text:p text:style-name="P4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6T12:08:11.900993030</meta:creation-date>
    <dc:date>2021-07-06T12:16:18.683859715</dc:date>
    <meta:editing-duration>PT8M7S</meta:editing-duration>
    <meta:editing-cycles>1</meta:editing-cycles>
    <meta:document-statistic meta:table-count="0" meta:image-count="0" meta:object-count="0" meta:page-count="1" meta:paragraph-count="23" meta:word-count="100" meta:character-count="560" meta:non-whitespace-character-count="474"/>
    <meta:generator>LibreOffice/6.4.7.2$Linux_X86_64 LibreOffice_project/40$Build-2</meta:generator>
  </office:meta>
</office:document-meta>
</file>